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fo:color="#000000" loext:opacity="100%" style:font-name="Consolas" fo:font-size="10pt" style:font-size-asian="10pt"/>
    </style:style>
    <style:style style:name="T2" style:family="text">
      <style:text-properties fo:color="#ff0000" loext:opacity="100%" style:font-name="Consolas" fo:font-size="10pt" style:font-size-asian="10pt"/>
    </style:style>
    <style:style style:name="T3" style:family="text">
      <style:text-properties fo:color="#804040" loext:opacity="100%" style:font-name="Consolas" fo:font-size="10pt" style:font-size-asian="10pt"/>
    </style:style>
    <style:style style:name="T4" style:family="text">
      <style:text-properties fo:color="#3f7f7f" loext:opacity="100%" style:font-name="Consolas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. Mostrar los títulos de los libros con la etiqueta "titulo".</text:p>
      <text:p text:style-name="Standard"><text:span text:style-name="T1">/bookstore/book/title/text()<text:line-break/></text:span></text:p>
      <text:p text:style-name="Standard">2. Mostrar los libros cuyo precio sea menor o igual a 30.</text:p>
      <text:p text:style-name="Standard"><text:span text:style-name="T1">/bookstore/book[price </text:span><text:span text:style-name="T2">&lt;</text:span><text:span text:style-name="T3">= </text:span><text:span text:style-name="T4">30]<text:line-break/></text:span></text:p>
      <text:p text:style-name="Standard">3. Mostrar sólo el título de los libros cuyo precio sea menor o igual a 30.</text:p>
      <text:p text:style-name="Standard"><text:span text:style-name="T1">/bookstore/book[price </text:span><text:span text:style-name="T2">&lt;</text:span><text:span text:style-name="T3">= </text:span><text:span text:style-name="T4">30]</text:span><text:span text:style-name="T2">/</text:span><text:span text:style-name="T4">title<text:line-break/></text:span></text:p>
      <text:p text:style-name="Standard">4. Mostrar el título y el autor de los libros del año 2005, y etiquetar cada uno de ellos con</text:p>
      <text:p text:style-name="Standard">"lib2005".</text:p>
      <text:p text:style-name="Standard"/>
      <text:p text:style-name="Standard">5. Mostrar los libros ordenados primero por "category" y luego por "title" en una sola</text:p>
      <text:p text:style-name="Standard">consulta.</text:p>
      <text:p text:style-name="Standard"/>
      <text:p text:style-name="Standard">6. Mostrar cuántos libros hay, en total y etiquetarlo con "total".</text:p>
      <text:p text:style-name="Standard"/>
      <text:p text:style-name="Standard">7. Mostrar los títulos de los libros y al final una etiqueta con el número total de libros.</text:p>
      <text:p text:style-name="Standard"/>
      <text:p text:style-name="Standard">8. Mostrar el título del libro, su precio y su precio con el IVA incluido, cada uno con su propia</text:p>
      <text:p text:style-name="Standard">etiqueta. Ordénalos por precio con IVA.</text:p>
      <text:p text:style-name="Standard"/>
      <text:p text:style-name="Standard">9. Mostrar la suma total de los precios de los libros con la etiqueta "total".</text:p>
      <text:p text:style-name="Standard"/>
      <text:p text:style-name="Standard">10. Mostrar cada uno de los precios de los libros, y al final una nueva etiqueta con la suma de</text:p>
      <text:p text:style-name="Standard">los precios.</text:p>
      <text:p text:style-name="Standard"/>
      <text:p text:style-name="Standard">11. Mostrar el título y el número de autores que tiene cada título en etiquetas diferentes.</text:p>
      <text:p text:style-name="Standard"/>
      <text:p text:style-name="Standard">12. Mostrar en la misma etiqueta el título y entre paréntesis el número de autores que tiene ese</text:p>
      <text:p text:style-name="Standard">título.</text:p>
      <text:p text:style-name="Standard"/>
      <text:p text:style-name="Standard">13. Mostrar los libros escritos en años que terminen en "3". (función ends-with).</text:p>
      <text:p text:style-name="Standard"/>
      <text:p text:style-name="Standard">14. Mostrar los libros cuya categoría empiece por "C". (starts-with).</text:p>
      <text:p text:style-name="Standard"/>
      <text:p text:style-name="Standard">15. Mostrar el título y el número de caracteres que tiene cada título, cada uno con su propia</text:p>
      <text:p text:style-name="Standard">etiqueta. (string-length).</text:p>
      <text:p text:style-name="Standard"/>
      <text:p text:style-name="Standard">16. Mostrar todos los años en los que se ha publicado un libro eliminando los repetidos.</text:p>
      <text:p text:style-name="Standard">Etiquétalos con "año". (distinct-values).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3T18:35:34.767000000</meta:creation-date>
    <dc:date>2023-02-13T18:40:42.633000000</dc:date>
    <meta:editing-duration>PT5M5S</meta:editing-duration>
    <meta:editing-cycles>4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26" meta:word-count="273" meta:character-count="1555" meta:non-whitespace-character-count="1305"/>
  </office:meta>
</office:document-meta>
</file>